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I</mi>
                    <mn>1</mn>
                  </msub>
                  <mo stretchy="false">+</mo>
                  <msub>
                    <mi>I</mi>
                    <mn>2</mn>
                  </msub>
                  <mo stretchy="false">+</mo>
                  <msub>
                    <mi>I</mi>
                    <mn>3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I</mi>
                    <mn>3</mn>
                  </msub>
                  <mo stretchy="false">+</mo>
                  <msub>
                    <mi>I</mi>
                    <mn>4</mn>
                  </msub>
                  <mo stretchy="false">+</mo>
                  <msub>
                    <mi>I</mi>
                    <mn>5</mn>
                  </msub>
                </mrow>
                <mo stretchy="false">=</mo>
                <mn>0</mn>
              </mrow>
            </mtd>
          </mtr>
        </mtable>
      </mrow>
      <mo fence="true" stretchy="true">}</mo>
    </mrow>
    <annotation encoding="StarMath 5.0">left lbrace { binom { I_{1} + I_{2} + I_{3} = 0 }  {I_{3} + I_{4} + I_{5} = 0} } 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12:56.548000000</meta:creation-date>
    <dc:date>2019-10-21T23:22:46.878000000</dc:date>
    <meta:editing-duration>PT9M50S</meta:editing-duration>
    <meta:editing-cycles>2</meta:editing-cycles>
    <meta:generator>LibreOffice/6.2.5.2$Windows_X86_64 LibreOffice_project/1ec314fa52f458adc18c4f025c545a4e8b22c159</meta:generator>
  </office:meta>
</office:document-meta>
</file>